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fe1" officeooo:paragraph-rsid="0016cfe1"/>
    </style:style>
    <style:style style:name="T1" style:family="text">
      <style:text-properties fo:font-size="14pt" style:font-size-asian="14pt" style:font-size-complex="14pt"/>
    </style:style>
    <style:style style:name="T2" style:family="text">
      <style:text-properties fo:font-size="14pt" officeooo:rsid="00189579" style:font-size-asian="14pt" style:font-size-complex="14pt"/>
    </style:style>
    <style:style style:name="T3" style:family="text">
      <style:text-properties fo:font-size="14pt" officeooo:rsid="0018b74d"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1.1.10: <text:span text:style-name="T1">As a squirrel, I want a simple and intuitive onboarding process so that I can quickly understand the platform, know how to navigate and start participating or posting projects without hurdles.</text:span></text:p>
      <text:p text:style-name="P1"><text:span text:style-name="T1"/></text:p>
      <text:p text:style-name="P1"><text:span text:style-name="T1">The UserController layer is a component o</text:span><text:span text:style-name="T2">f </text:span><text:span text:style-name="T1"><text:s/>the overall user object, particularly the </text:span><text:span text:style-name="T3">creation of new users and ‘onboarding’ them. The controller is in charge of delivering information between the controller of the program and the frontend. Currently, no differences are present, and the unit tests are unable to be conducted at this tim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3:14:26.406353540</meta:creation-date>
    <dc:date>2023-11-04T14:20:32.613048558</dc:date>
    <meta:editing-duration>PT5M22S</meta:editing-duration>
    <meta:editing-cycles>1</meta:editing-cycles>
    <meta:document-statistic meta:table-count="0" meta:image-count="0" meta:object-count="0" meta:page-count="1" meta:paragraph-count="2" meta:word-count="86" meta:character-count="544" meta:non-whitespace-character-count="458"/>
    <meta:generator>LibreOffice/7.3.7.2$Linux_X86_64 LibreOffice_project/30$Build-2</meta:generator>
  </office:meta>
</office:document-meta>
</file>